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AC8880000217B0000056ECFBA40CA2DDF5786.wmf" manifest:media-type="image/x-wmf"/>
  <manifest:file-entry manifest:full-path="Pictures/100000010000014400000035E9E9DB0DA28C49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626cm" fo:margin-left="-0.123cm" table:align="left" style:writing-mode="lr-tb"/>
    </style:style>
    <style:style style:name="Tableau1.A" style:family="table-column">
      <style:table-column-properties style:column-width="0.624cm"/>
    </style:style>
    <style:style style:name="Tableau1.B" style:family="table-column">
      <style:table-column-properties style:column-width="5.001cm"/>
    </style:style>
    <style:style style:name="Tableau1.C" style:family="table-column">
      <style:table-column-properties style:column-width="6.133cm"/>
    </style:style>
    <style:style style:name="Tableau1.D" style:family="table-column">
      <style:table-column-properties style:column-width="4.86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none" fo:border-right="1.5pt solid #000000" fo:border-top="0.75pt solid #000000" fo:border-bottom="0.7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1.B9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1.A10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none" style:writing-mode="lr-tb"/>
    </style:style>
    <style:style style:name="Tableau1.B10" style:family="table-cell">
      <style:table-cell-properties style:vertical-align="top" fo:padding-left="0.123cm" fo:padding-right="0.123cm" fo:padding-top="0cm" fo:padding-bottom="0cm" fo:border-left="none" fo:border-right="0.5pt solid #000000" fo:border-top="0.75pt solid #000000" fo:border-bottom="none" style:writing-mode="lr-tb"/>
    </style:style>
    <style:style style:name="Tableau1.C10" style:family="table-cell">
      <style:table-cell-properties style:vertical-align="top" fo:padding-left="0.123cm" fo:padding-right="0.123cm" fo:padding-top="0cm" fo:padding-bottom="0cm" fo:border-left="0.5pt solid #000000" fo:border-right="1.5pt solid #000000" fo:border-top="0.75pt solid #000000" fo:border-bottom="none" style:writing-mode="lr-tb"/>
    </style:style>
    <style:style style:name="Tableau1.A11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1.B11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75pt solid #000000" style:writing-mode="lr-tb"/>
    </style:style>
    <style:style style:name="Tableau1.C11" style:family="table-cell">
      <style:table-cell-properties style:vertical-align="top" fo:padding-left="0.123cm" fo:padding-right="0.123cm" fo:padding-top="0cm" fo:padding-bottom="0cm" fo:border-left="0.5pt solid #000000" fo:border-right="1.5pt solid #000000" fo:border-top="none" fo:border-bottom="0.75pt solid #000000" style:writing-mode="lr-tb"/>
    </style:style>
    <style:style style:name="Tableau1.A14" style:family="table-cell">
      <style:table-cell-properties style:vertical-align="top" fo:padding-left="0.123cm" fo:padding-right="0.123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au1.18" style:family="table-row">
      <style:table-row-properties style:min-row-height="2.364cm" fo:keep-together="auto"/>
    </style:style>
    <style:style style:name="Tableau1.19" style:family="table-row">
      <style:table-row-properties style:min-row-height="0.086cm" fo:keep-together="auto"/>
    </style:style>
    <style:style style:name="Tableau1.A19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eau1.C19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1.A20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pt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0cm"/>
          <style:tab-stop style:position="16.002cm" style:type="right"/>
          <style:tab-stop style:position="18.253cm" style:type="right"/>
        </style:tab-stops>
      </style:paragraph-properties>
    </style:style>
    <style:style style:name="P2" style:family="paragraph" style:parent-style-name="Header">
      <style:text-properties style:font-name="Verdana" fo:font-weight="bold" style:font-weight-asian="bold" style:font-name-complex="Verdan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style:text-underline-style="solid" style:text-underline-width="auto" style:text-underline-color="font-color" fo:font-weight="bold" style:font-size-asian="8pt" style:font-weight-asian="bold"/>
    </style:style>
    <style:style style:name="P7" style:family="paragraph" style:parent-style-name="Standard">
      <style:paragraph-properties fo:margin-top="0.106cm" fo:margin-bottom="0cm" style:contextual-spacing="false" fo:text-align="justify" style:justify-single-word="false"/>
      <style:text-properties fo:font-size="8pt" style:font-size-asian="8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8pt" style:font-size-asian="8pt"/>
    </style:style>
    <style:style style:name="P9" style:family="paragraph" style:parent-style-name="Standard">
      <style:paragraph-properties fo:margin-top="0.106cm" fo:margin-bottom="0cm" style:contextual-spacing="false" fo:text-align="justify" style:justify-single-word="false" style:snap-to-layout-grid="false"/>
      <style:text-properties fo:font-size="8pt" style:font-size-asian="8pt"/>
    </style:style>
    <style:style style:name="P10" style:family="paragraph" style:parent-style-name="Standard">
      <style:paragraph-properties fo:margin-left="-0.25cm" fo:margin-right="0cm" fo:margin-top="0.106cm" fo:margin-bottom="0cm" style:contextual-spacing="false" fo:text-align="justify" style:justify-single-word="false" fo:text-indent="0.25cm" style:auto-text-indent="false"/>
      <style:text-properties fo:font-size="8pt" style:font-size-asian="8pt"/>
    </style:style>
    <style:style style:name="P11" style:family="paragraph" style:parent-style-name="Standard">
      <style:paragraph-properties fo:text-align="justify" style:justify-single-word="false" style:snap-to-layout-grid="false">
        <style:tab-stops>
          <style:tab-stop style:position="3.627cm"/>
        </style:tab-stops>
      </style:paragraph-properties>
      <style:text-properties fo:font-size="8pt" style:font-size-asian="8pt"/>
    </style:style>
    <style:style style:name="P1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3" style:family="paragraph" style:parent-style-name="Standard">
      <style:text-properties fo:font-size="8pt" style:font-size-asian="8pt"/>
    </style:style>
    <style:style style:name="P14" style:family="paragraph" style:parent-style-name="Standard">
      <style:paragraph-properties style:snap-to-layout-grid="false"/>
      <style:text-properties fo:font-size="8pt" style:font-size-asian="8pt"/>
    </style:style>
    <style:style style:name="P15" style:family="paragraph" style:parent-style-name="Standard">
      <style:paragraph-properties fo:margin-top="0.106cm" fo:margin-bottom="0cm" style:contextual-spacing="false"/>
      <style:text-properties fo:font-size="8pt" fo:font-weight="bold" style:font-size-asian="8pt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/>
    </style:style>
    <style:style style:name="P17" style:family="paragraph" style:parent-style-name="Standard">
      <style:paragraph-properties fo:margin-top="0.106cm" fo:margin-bottom="0cm" style:contextual-spacing="false"/>
    </style:style>
    <style:style style:name="P18" style:family="paragraph" style:parent-style-name="Standard">
      <style:paragraph-properties fo:margin-top="0.106cm" fo:margin-bottom="0cm" style:contextual-spacing="false" fo:text-align="justify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.106cm" fo:margin-bottom="0cm" style:contextual-spacing="false" fo:text-align="justify" style:justify-single-word="false">
        <style:tab-stops>
          <style:tab-stop style:position="1.81cm"/>
          <style:tab-stop style:position="4.81cm"/>
        </style:tab-stops>
      </style:paragraph-properties>
    </style:style>
    <style:style style:name="P21" style:family="paragraph" style:parent-style-name="Standard">
      <style:paragraph-properties fo:margin-left="-0.25cm" fo:margin-right="0cm" fo:margin-top="0.106cm" fo:margin-bottom="0cm" style:contextual-spacing="false" fo:text-align="justify" style:justify-single-word="false" fo:text-indent="0.25cm" style:auto-text-indent="false">
        <style:tab-stops>
          <style:tab-stop style:position="3.627cm"/>
        </style:tab-stops>
      </style:paragraph-properties>
    </style:style>
    <style:style style:name="P22" style:family="paragraph" style:parent-style-name="Standard">
      <style:paragraph-properties fo:text-align="justify" style:justify-single-word="false">
        <style:tab-stops>
          <style:tab-stop style:position="3.627cm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fo:font-size="10pt" fo:language="none" fo:country="none" fo:font-weight="bold" style:font-size-asian="10pt" style:language-asian="none" style:country-asian="none" style:font-weight-asian="bold"/>
    </style:style>
    <style:style style:name="P24" style:family="paragraph" style:parent-style-name="Standard">
      <style:paragraph-properties fo:margin-top="0.106cm" fo:margin-bottom="0cm" style:contextual-spacing="false" fo:text-align="justify" style:justify-single-word="false"/>
      <style:text-properties fo:font-size="10pt" fo:language="none" fo:country="none" style:font-size-asian="10pt" style:language-asian="none" style:country-asian="none"/>
    </style:style>
    <style:style style:name="P25" style:family="paragraph" style:parent-style-name="Standard">
      <style:paragraph-properties fo:margin-top="0.106cm" fo:margin-bottom="0cm" style:contextual-spacing="false" fo:text-align="justify" style:justify-single-word="false">
        <style:tab-stops>
          <style:tab-stop style:position="1.81cm"/>
          <style:tab-stop style:position="4.81cm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26" style:family="paragraph" style:parent-style-name="Standard">
      <style:paragraph-properties fo:text-align="justify" style:justify-single-word="false"/>
      <style:text-properties fo:font-size="10pt" fo:language="none" fo:country="none" style:font-size-asian="10pt" style:language-asian="none" style:country-asian="none"/>
    </style:style>
    <style:style style:name="P27" style:family="paragraph" style:parent-style-name="Standard">
      <style:paragraph-properties fo:margin-top="0.106cm" fo:margin-bottom="0cm" style:contextual-spacing="false" fo:text-align="justify" style:justify-single-word="false"/>
      <style:text-properties fo:font-size="10pt" fo:language="none" fo:country="none" officeooo:paragraph-rsid="000e0709" style:font-size-asian="10pt" style:language-asian="none" style:country-asian="none"/>
    </style:style>
    <style:style style:name="P28" style:family="paragraph" style:parent-style-name="Standard">
      <style:paragraph-properties fo:margin-top="0.106cm" fo:margin-bottom="0cm" style:contextual-spacing="false" fo:text-align="justify" style:justify-single-wor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29" style:family="paragraph" style:parent-style-name="Standard">
      <style:text-properties fo:font-size="7pt" style:font-size-asian="7pt"/>
    </style:style>
    <style:style style:name="P30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1" style:family="paragraph" style:parent-style-name="Standard">
      <style:paragraph-properties fo:margin-top="0.106cm" fo:margin-bottom="0cm" style:contextual-spacing="false" fo:text-align="justify" style:justify-single-word="false"/>
      <style:text-properties fo:font-size="9pt" fo:font-weight="bold" style:font-size-asian="9pt" style:font-weight-asian="bold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language="none" fo:country="none" style:font-size-asian="10pt" style:language-asian="none" style:country-asian="none"/>
    </style:style>
    <style:style style:name="T11" style:family="text">
      <style:text-properties fo:font-size="10pt" fo:language="none" fo:country="none" officeooo:rsid="000e0709" style:font-size-asian="10pt" style:language-asian="none" style:country-asian="none"/>
    </style:style>
    <style:style style:name="T12" style:family="text">
      <style:text-properties fo:font-size="7pt" style:font-size-asian="7pt"/>
    </style:style>
    <style:style style:name="T13" style:family="text">
      <style:text-properties officeooo:rsid="000e07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p text:style-name="P4"/>
        <text:p text:style-name="P3"><text:span text:style-name="T1">Anzeige einer Nebentätigkeit </text:span>gemäß Nr. 6 der Richtlinien für die Beschäftigung und Vergütung wissenschaftlicher Hilfskräfte und studentischer Hilfskräfte</text:p>
        <text:p text:style-name="P3">an der Technischen Universität Dortmund<text:span text:style-name="T2"/></text:p>
        <text:p text:style-name="P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table:number-columns-spanned="2" office:value-type="string">
              <text:p text:style-name="P7">Name:</text:p>
              <text:p text:style-name="P23"><field:fieldmark-start text:name="Name1" field:type="vnd.oasis.opendocument.field.FORMTEXT"><field:param field:name="Description" field:value=""/><field:param field:name="Name" field:value=""/></field:fieldmark-start><field:fieldmark-separator/>  <text:span text:style-name="T13">Mazen</text:span>   <field:fieldmark-end/></text:p>
            </table:table-cell>
            <table:covered-table-cell/>
            <table:table-cell table:style-name="Tableau1.C1" office:value-type="string">
              <text:p text:style-name="P7">Vorname:</text:p>
              <text:p text:style-name="P23"><field:fieldmark-start text:name="Unnamed" field:type="vnd.oasis.opendocument.field.FORMTEXT"><field:param field:name="Description" field:value=""/><field:param field:name="Name" field:value=""/></field:fieldmark-start><field:fieldmark-separator/><text:span text:style-name="T13">Ben Moussa</text:span><field:fieldmark-end/></text:p>
            </table:table-cell>
            <table:table-cell table:style-name="Tableau1.D1" office:value-type="string">
              <text:p text:style-name="P18"><field:fieldmark text:name="AnderDaten1" field:type="vnd.oasis.opendocument.field.FORMCHECKBOX"><field:param field:name="Checkbox_HelpText" field:value="Haben Sich die Daten geändert, kreuzen Sie bitte das Kästchen an! F1-Taste!!"/><field:param field:name="Checkbox_Name" field:value="AnderDaten1"/></field:fieldmark><text:span text:style-name="T5"><text:s/>stud</text:span><text:span text:style-name="T4">entische Hilfskraft</text:span></text:p>
              <text:p text:style-name="P18"><field:fieldmark text:name="AnderDaten1 Copie 1" field:type="vnd.oasis.opendocument.field.FORMCHECKBOX"><field:param field:name="Checkbox_Checked" field:value="true"/><field:param field:name="Checkbox_HelpText" field:value="Haben Sich die Daten geändert, kreuzen Sie bitte das Kästchen an! F1-Taste!!"/><field:param field:name="Checkbox_Name" field:value="AnderDaten1"/></field:fieldmark><text:span text:style-name="T5"><text:s/>wissenschaftliche Hilfskraft </text:span></text:p>
            </table:table-cell>
          </table:table-row>
          <table:table-row table:style-name="Tableau1.1">
            <table:table-cell table:style-name="Tableau1.A2" table:number-columns-spanned="2" office:value-type="string">
              <text:p text:style-name="P7">Fakultät oder Einrichtung:<text:span text:style-name="T4"/></text:p>
            </table:table-cell>
            <table:covered-table-cell/>
            <table:table-cell table:style-name="Tableau1.C2" table:number-columns-spanned="2" office:value-type="string">
              <text:p text:style-name="P24"><field:fieldmark-start text:name="Unnamed Copie 1" field:type="vnd.oasis.opendocument.field.FORMTEXT"><field:param field:name="Description" field:value=""/><field:param field:name="Name" field:value=""/></field:fieldmark-start><field:fieldmark-separator/>   <text:span text:style-name="T13">PAS-Lehrstuhl der BCI-Fakultät</text:span>  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8"/>
            </table:table-cell>
            <table:table-cell table:style-name="Tableau1.B3" office:value-type="string">
              <text:p text:style-name="P14"/>
            </table:table-cell>
            <table:table-cell table:style-name="Tableau1.C3" table:number-columns-spanned="2" office:value-type="string">
              <text:p text:style-name="P28">Angaben zur Nebentätigkeit<text:span text:style-name="T8"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1.</text:p>
            </table:table-cell>
            <table:table-cell table:style-name="Tableau1.B4" office:value-type="string">
              <text:p text:style-name="P15">Art der Nebentätigkeit</text:p>
              <text:p text:style-name="Standard"><text:span text:style-name="T12">(z. B. Beratervertrag, Gesellschaftsvertrag, Mitarbeitervertrag u. ä.)</text:span></text:p>
              <text:p text:style-name="P29">- Verträge u. ä. sind in Kopie beizufügen -<text:span text:style-name="T4"/></text:p>
            </table:table-cell>
            <table:table-cell table:style-name="Tableau1.C3" table:number-columns-spanned="2" office:value-type="string">
              <text:p text:style-name="P24"><field:fieldmark-start text:name="Unnamed Copie 2" field:type="vnd.oasis.opendocument.field.FORMTEXT"><field:param field:name="Description" field:value=""/><field:param field:name="Name" field:value=""/></field:fieldmark-start><field:fieldmark-separator/><text:span text:style-name="T13">Werkstudentenstelle</text:span>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2.</text:p>
            </table:table-cell>
            <table:table-cell table:style-name="Tableau1.B4" office:value-type="string">
              <text:p text:style-name="P17"><text:span text:style-name="T6">Arbeitgeber Auftraggeber, Dienststelle</text:span><text:span text:style-name="T4">, o. ä.</text:span></text:p>
            </table:table-cell>
            <table:table-cell table:style-name="Tableau1.C2" table:number-columns-spanned="2" office:value-type="string">
              <text:p text:style-name="P24"><field:fieldmark-start text:name="Unnamed Copie 3" field:type="vnd.oasis.opendocument.field.FORMTEXT"><field:param field:name="Description" field:value=""/><field:param field:name="Name" field:value=""/></field:fieldmark-start><field:fieldmark-separator/>   <text:span text:style-name="T13">Voith Paper Krieger GmbH</text:span>  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3.</text:p>
            </table:table-cell>
            <table:table-cell table:style-name="Tableau1.B4" office:value-type="string">
              <text:p text:style-name="P15">Vorgesehene Gesamtdauer der Nebentätigkeit von - bis</text:p>
            </table:table-cell>
            <table:table-cell table:style-name="Tableau1.C2" table:number-columns-spanned="2" office:value-type="string">
              <text:p text:style-name="P24"><field:fieldmark-start text:name="Unnamed Copie 4" field:type="vnd.oasis.opendocument.field.FORMTEXT"><field:param field:name="Description" field:value=""/><field:param field:name="Name" field:value=""/></field:fieldmark-start><field:fieldmark-separator/>   <text:span text:style-name="T13">von 17.01.2023 bis 31.01.2024</text:span>  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4.</text:p>
            </table:table-cell>
            <table:table-cell table:style-name="Tableau1.B4" office:value-type="string">
              <text:p text:style-name="P17"><text:span text:style-name="T6">Wöchentliche Stundenzahl der Nebentätigkeit</text:span></text:p>
            </table:table-cell>
            <table:table-cell table:style-name="Tableau1.C2" table:number-columns-spanned="2" office:value-type="string">
              <text:p text:style-name="P24"><field:fieldmark-start text:name="Unnamed Copie 5" field:type="vnd.oasis.opendocument.field.FORMTEXT"><field:param field:name="Description" field:value=""/><field:param field:name="Name" field:value=""/></field:fieldmark-start><field:fieldmark-separator/>    <text:span text:style-name="T13">20</text:span> 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5.</text:p>
            </table:table-cell>
            <table:table-cell table:style-name="Tableau1.B4" office:value-type="string">
              <text:p text:style-name="P17"><text:span text:style-name="T4">Soll die </text:span><text:span text:style-name="T6">Nebentätigkeit auch außerhalb der studienfreien Zeit</text:span><text:span text:style-name="T4"> (Semesterferien) ausgeübt werden?</text:span></text:p>
              <text:p text:style-name="P13">Ggf. Umfang angeben und die besonderen Gründe erläutern.</text:p>
            </table:table-cell>
            <table:table-cell table:style-name="Tableau1.C2" table:number-columns-spanned="2" office:value-type="string">
              <text:p text:style-name="P20"><field:fieldmark text:name="AnderDaten1 Copie 2" field:type="vnd.oasis.opendocument.field.FORMCHECKBOX"><field:param field:name="Checkbox_Checked" field:value="true"/><field:param field:name="Checkbox_HelpText" field:value="Haben Sich die Daten geändert, kreuzen Sie bitte das Kästchen an! F1-Taste!!"/><field:param field:name="Checkbox_Name" field:value="AnderDaten1"/></field:fieldmark><text:span text:style-name="T5"><text:s/></text:span><text:span text:style-name="T4">Ja </text:span><text:span text:style-name="T6"><text:tab/></text:span><field:fieldmark text:name="AnderDaten1 Copie 3" field:type="vnd.oasis.opendocument.field.FORMCHECKBOX"><field:param field:name="Checkbox_HelpText" field:value="Haben Sich die Daten geändert, kreuzen Sie bitte das Kästchen an! F1-Taste!!"/><field:param field:name="Checkbox_Name" field:value="AnderDaten1"/></field:fieldmark><text:span text:style-name="T5"> </text:span><text:span text:style-name="T4">Nein</text:span></text:p>
              <text:p text:style-name="P25"><field:fieldmark-start text:name="Unnamed Copie 6" field:type="vnd.oasis.opendocument.field.FORMTEXT"><field:param field:name="Description" field:value=""/><field:param field:name="Name" field:value=""/></field:fieldmark-start><field:fieldmark-separator/>  <text:span text:style-name="T13">20 Stunden der Woche</text:span>   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6.</text:p>
            </table:table-cell>
            <table:table-cell table:style-name="Tableau1.B9" office:value-type="string">
              <text:p text:style-name="P17"><text:span text:style-name="T6">Höhe der vorgesehenen Vergütung</text:span></text:p>
            </table:table-cell>
            <table:table-cell table:style-name="Tableau1.C2" table:number-columns-spanned="2" office:value-type="string">
              <text:p text:style-name="P24"><field:fieldmark-start text:name="Unnamed Copie 7" field:type="vnd.oasis.opendocument.field.FORMTEXT"><field:param field:name="Description" field:value=""/><field:param field:name="Name" field:value=""/></field:fieldmark-start><field:fieldmark-separator/>   <text:span text:style-name="T13">12 euro der Stunde</text:span>  <field:fieldmark-end/></text:p>
            </table:table-cell>
            <table:covered-table-cell/>
          </table:table-row>
          <table:table-row table:style-name="Tableau1.1">
            <table:table-cell table:style-name="Tableau1.A10" office:value-type="string">
              <text:p text:style-name="P10">7.</text:p>
            </table:table-cell>
            <table:table-cell table:style-name="Tableau1.B10" office:value-type="string">
              <text:p text:style-name="P21"><text:span text:style-name="T6">Lohnsteuermerkmale</text:span><text:span text:style-name="T4">:</text:span><text:span text:style-name="T6"> </text:span></text:p>
            </table:table-cell>
            <table:table-cell table:style-name="Tableau1.C10" table:number-columns-spanned="2" office:value-type="string">
              <text:p text:style-name="P22"><text:span text:style-name="T4">Steuerklasse: </text:span><field:fieldmark-start text:name="Unnamed Copie 8" field:type="vnd.oasis.opendocument.field.FORMTEXT"><field:param field:name="Description" field:value=""/><field:param field:name="Name" field:value=""/></field:fieldmark-start><field:fieldmark-separator/><text:span text:style-name="T10">   </text:span><text:span text:style-name="T11">1</text:span><text:span text:style-name="T10">  </text:span><field:fieldmark-end/><text:span text:style-name="T4"> Kinderfreibeträge (Faktor)</text:span><text:span text:style-name="T9"> </text:span><field:fieldmark-start text:name="Unnamed Copie 9" field:type="vnd.oasis.opendocument.field.FORMTEXT"><field:param field:name="Description" field:value=""/><field:param field:name="Name" field:value=""/></field:fieldmark-start><field:fieldmark-separator/><text:span text:style-name="T10">     </text:span><field:fieldmark-end/><text:span text:style-name="T4"> Zahl der Kinder </text:span><field:fieldmark-start text:name="Unnamed Copie 10" field:type="vnd.oasis.opendocument.field.FORMTEXT"><field:param field:name="Description" field:value=""/><field:param field:name="Name" field:value=""/></field:fieldmark-start><field:fieldmark-separator/><text:span text:style-name="T10">     </text:span><field:fieldmark-end/></text:p>
            </table:table-cell>
            <table:covered-table-cell/>
          </table:table-row>
          <table:table-row table:style-name="Tableau1.1">
            <table:table-cell table:style-name="Tableau1.A11" office:value-type="string">
              <text:p text:style-name="P9"/>
            </table:table-cell>
            <table:table-cell table:style-name="Tableau1.B11" office:value-type="string">
              <text:p text:style-name="P11"/>
            </table:table-cell>
            <table:table-cell table:style-name="Tableau1.C11" table:number-columns-spanned="2" office:value-type="string">
              <text:p text:style-name="P22"><text:span text:style-name="T4">Konfession:</text:span><text:span text:style-name="T6"> </text:span><text:span text:style-name="T4">-selbst-</text:span> <field:fieldmark-start text:name="Unnamed Copie 11" field:type="vnd.oasis.opendocument.field.FORMTEXT"><field:param field:name="Description" field:value=""/><field:param field:name="Name" field:value=""/></field:fieldmark-start><field:fieldmark-separator/><text:span text:style-name="T10">     </text:span><field:fieldmark-end/><text:span text:style-name="T9"> </text:span><text:span text:style-name="T4">-Ehegatte- </text:span><field:fieldmark-start text:name="Unnamed Copie 12" field:type="vnd.oasis.opendocument.field.FORMTEXT"><field:param field:name="Description" field:value=""/><field:param field:name="Name" field:value=""/></field:fieldmark-start><field:fieldmark-separator/><text:span text:style-name="T10">     </text:span>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8.</text:p>
            </table:table-cell>
            <table:table-cell table:style-name="Tableau1.B9" office:value-type="string">
              <text:p text:style-name="P18"><text:span text:style-name="T6">Weitere Nebentätigkeiten:</text:span></text:p>
            </table:table-cell>
            <table:table-cell table:style-name="Tableau1.C2" table:number-columns-spanned="2" office:value-type="string">
              <text:p text:style-name="P24"><field:fieldmark-start text:name="Unnamed Copie 13" field:type="vnd.oasis.opendocument.field.FORMTEXT"><field:param field:name="Description" field:value=""/><field:param field:name="Name" field:value=""/></field:fieldmark-start><field:fieldmark-separator/>   <text:span text:style-name="T13">Keine</text:span>  <field:fieldmark-end/></text:p>
            </table:table-cell>
            <table:covered-table-cell/>
          </table:table-row>
          <table:table-row table:style-name="Tableau1.1">
            <table:table-cell table:style-name="Tableau1.A3" office:value-type="string">
              <text:p text:style-name="P7">9.</text:p>
            </table:table-cell>
            <table:table-cell table:style-name="Tableau1.B9" office:value-type="string">
              <text:p text:style-name="P17"><text:span text:style-name="T6">Die beantragte Nebentätigkeit möchte ich aus folgenden Gründen ausüben</text:span><text:span text:style-name="T4"> (z. B. Sicherung des Lebensunterhaltes oder aus dienstlichen Interessen):</text:span></text:p>
            </table:table-cell>
            <table:table-cell table:style-name="Tableau1.C2" table:number-columns-spanned="2" office:value-type="string">
              <text:p text:style-name="P27"><field:fieldmark-start text:name="Unnamed Copie 14" field:type="vnd.oasis.opendocument.field.FORMTEXT"><field:param field:name="Description" field:value=""/><field:param field:name="Name" field:value=""/></field:fieldmark-start><field:fieldmark-separator/><text:span text:style-name="T13">Sammeln von praktischen Erfahrungen neben dem Studium.</text:span></text:p>
              <text:p text:style-name="P27"><text:span text:style-name="T13">Sicherung des Lebensunterhalts</text:span>  <field:fieldmark-end/></text:p>
            </table:table-cell>
            <table:covered-table-cell/>
          </table:table-row>
          <table:table-row table:style-name="Tableau1.1">
            <table:table-cell table:style-name="Tableau1.A14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4" table:number-columns-spanned="4" office:value-type="string">
              <text:p text:style-name="P12">Mir ist bekannt, dass ich die beabsichtigte Nebentätigkeit rechtzeitig vor deren Beginn anzeige und ich diese nicht vorher aufnehmen darf.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4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2" table:number-columns-spanned="2" office:value-type="string">
              <text:p text:style-name="P12">Datum:</text:p>
              <text:p text:style-name="P26"><field:fieldmark-start text:name="Unnamed Copie 15" field:type="vnd.oasis.opendocument.field.FORMTEXT"><field:param field:name="Description" field:value=""/><field:param field:name="Name" field:value=""/></field:fieldmark-start><field:fieldmark-separator/>    <text:span text:style-name="T13">20.07.2023</text:span> <field:fieldmark-end/></text:p>
              <text:p text:style-name="P12"/>
            </table:table-cell>
            <table:covered-table-cell/>
            <table:table-cell table:style-name="Tableau1.C2" table:number-columns-spanned="2" office:value-type="string">
              <text:p text:style-name="P12">Unterschrift der Antragstellerin/ des Antragstellers</text:p>
            </table:table-cell>
            <table:covered-table-cell/>
          </table:table-row>
          <table:table-row table:style-name="Tableau1.18">
            <table:table-cell table:style-name="Tableau1.A14" table:number-columns-spanned="4" office:value-type="string">
              <text:p text:style-name="P19"><text:span text:style-name="T4">10. </text:span><text:span text:style-name="T6">Stellungnahme der Fakultät oder Einrichtung:</text:span></text:p>
              <text:p text:style-name="P16"/>
              <text:p text:style-name="P12"/>
              <text:p text:style-name="P12"/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19">
            <table:table-cell table:style-name="Tableau1.A19" table:number-columns-spanned="2" office:value-type="string">
              <text:p text:style-name="P12">Datum:</text:p>
              <text:p text:style-name="P26"><field:fieldmark-start text:name="Unnamed Copie 16" field:type="vnd.oasis.opendocument.field.FORMTEXT"><field:param field:name="Description" field:value=""/><field:param field:name="Name" field:value=""/></field:fieldmark-start><field:fieldmark-separator/>     <field:fieldmark-end/><text:span text:style-name="T4"/></text:p>
              <text:p text:style-name="P12"/>
            </table:table-cell>
            <table:covered-table-cell/>
            <table:table-cell table:style-name="Tableau1.C19" table:number-columns-spanned="2" office:value-type="string">
              <text:p text:style-name="P19"><text:span text:style-name="T4">Unterschrift der Dekanin/des Dekans, der Leiterin/des Leiters der Einrichtung</text:span><text:span text:style-name="T4"/></text:p>
            </table:table-cell>
            <table:covered-table-cell/>
          </table:table-row>
          <table:table-row table:style-name="Tableau1.1">
            <table:table-cell table:style-name="Tableau1.A20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</table:table>
        <text:p text:style-name="P12"/>
        <text:p text:style-name="P19"><text:span text:style-name="T4">Dezernat 3.2</text:span><text:span text:style-name="T4"/></text:p>
        <text:p text:style-name="P12"/>
        <text:p text:style-name="P6">Urschriftlich<text:span text:style-name="T4"/></text:p>
        <text:p text:style-name="P19"><text:span text:style-name="T6">gegen</text:span><text:span text:style-name="T4"> </text:span><text:span text:style-name="T6">Rückgabe</text:span></text:p>
        <text:p text:style-name="P19"><text:span text:style-name="T4">an das Dezernat 3.1.2</text:span><text:span text:style-name="T4"/></text:p>
        <text:p text:style-name="P12"/>
        <text:p text:style-name="P30">mit der Bitte um Prüfung:</text:p>
        <text:p text:style-name="P31">Fachgebiet:</text:p>
        <text:p text:style-name="P31">geplante Beschäftigungsdauer:</text:p>
        <text:p text:style-name="P31">Wochenstundenzahl: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loext:opacity="0%" style:font-name="Arial1" fo:font-family="Arial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Verdana" fo:font-weight="bold" style:font-weight-asian="bold" style:font-name-complex="Verdana"/>
    </style:style>
    <style:style style:name="MP2" style:family="paragraph" style:parent-style-name="Header">
      <style:paragraph-properties fo:text-align="end" style:justify-single-word="false">
        <style:tab-stops>
          <style:tab-stop style:position="0cm"/>
          <style:tab-stop style:position="16.002cm" style:type="right"/>
          <style:tab-stop style:position="18.253cm" style:type="right"/>
        </style:tab-stops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fo:font-size="8pt" style:font-size-asian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bottom="0.432cm" style:dynamic-spacing="true"/>
      </style:header-style>
      <style:footer-style>
        <style:header-footer-properties fo:min-height="0.231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.884cm" svg:height="0.75cm" draw:z-index="0"><draw:image xlink:href="Pictures/100AC8880000217B0000056ECFBA40CA2DDF5786.wmf" xlink:type="simple" xlink:show="embed" xlink:actuate="onLoad" draw:mime-type="image/x-wmf"/><draw:image xlink:href="Pictures/100000010000014400000035E9E9DB0DA28C49A0.png" xlink:type="simple" xlink:show="embed" xlink:actuate="onLoad" draw:mime-type="image/png"/></draw:frame></text:p>
      </style:header>
      <style:footer>
        <text:p text:style-name="MP2"><text:span text:style-name="MT1">Bitte 2fach einreichen</text:span><text:span text:style-name="MT2"><text:tab/>Nebentätigkeit.dot/ 01.02.2010 © <text:s/>Dezernat 3.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ntrag auf Genehmigung einer Nebentätigkeit nt.doc</dc:title>
    <dc:subject/>
    <meta:keyword/>
    <dc:description>Der Vordruck ist nur rechtsgültig, wenn er in der vom Dezernat 3 veröffentlichten und in unveränderter Form verwendet wird!</dc:description>
    <meta:creation-date>2023-07-20T11:53:01.670000000</meta:creation-date>
    <dc:date>2023-07-20T12:08:29.460000000</dc:date>
    <meta:print-date>2010-01-25T10:10:00</meta:print-date>
    <meta:editing-cycles>28</meta:editing-cycles>
    <meta:editing-duration>PT15M45S</meta:editing-duration>
    <meta:document-statistic meta:table-count="1" meta:image-count="1" meta:object-count="0" meta:page-count="1" meta:paragraph-count="62" meta:word-count="243" meta:character-count="1954" meta:non-whitespace-character-count="1686"/>
    <meta:generator>LibreOffice/7.5.0.3$Windows_X86_64 LibreOffice_project/c21113d003cd3efa8c53188764377a8272d9d6de</meta:generator>
  </office:meta>
</office:document-meta>
</file>